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p.readResponse( InputStream i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Info.setLength(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.getFileinfo( String remote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p.get( String remoteFile , String local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p.receiveStream( Channel channel , String file , OutputStream targetStream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FileInfo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nfo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nfo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.get( String remoteFile , OutputStream local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p.put( String localFile , String remoteTargetDir , String remoteTargetName , String m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p.Scp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p.sendFile( Channel channel , String localFile , String remoteName , String m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FileInfo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.parseTLine( String line , FileInfo fileInfo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cp.parseCLine( String line , FileInfo file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cp.getExec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Info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.receiveLine( InputStream 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